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76348880" text:id="ct7634888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78363040" text:id="ct7836304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7040736" text:id="ct770407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7415008" text:id="ct774150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7993728" text:id="ct879937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2138736" text:id="ct8213873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76348880"/><text:change-start text:change-id="ct78363040"/>Adopt<text:change-end text:change-id="ct78363040"/>ed<text:change-start text:change-id="ct77040736"/> as a <text:change-end text:change-id="ct77040736"/>NMRA <text:change-start text:change-id="ct77415008"/>Standard<text:change-end text:change-id="ct77415008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87993728"/><text:change-start text:change-id="ct82138736"/>Version History<text:change-end text:change-id="ct8213873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2:50.419918815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2:50.332416117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47" meta:non-whitespace-character-count="379"/>
  </office:meta>
</office:document-meta>
</file>